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style:font-size-asian="14pt" style:font-size-complex="16pt"/>
    </style:style>
    <style:style style:name="P2" style:family="paragraph" style:parent-style-name="Standard">
      <style:text-properties fo:font-size="13pt" style:font-size-asian="11.3500003814697pt" style:font-size-complex="13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style:text-underline-style="none" style:font-size-asian="11.3500003814697pt" style:font-size-complex="13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margin-left="1.27cm" fo:margin-right="0cm" fo:text-indent="0cm" style:auto-text-indent="false"/>
      <style:text-properties fo:font-size="13pt" style:font-size-asian="13pt" style:font-size-complex="13pt"/>
    </style:style>
    <style:style style:name="P7" style:family="paragraph" style:parent-style-name="List_20_Paragraph">
      <style:text-properties fo:font-size="13pt" style:font-size-asian="13pt" style:font-size-complex="13pt"/>
    </style:style>
    <style:style style:name="P8" style:family="paragraph" style:parent-style-name="Standard">
      <style:text-properties fo:font-size="13pt" style:font-size-asian="11.3500003814697pt" style:font-size-complex="13pt"/>
    </style:style>
    <style:style style:name="P9" style:family="paragraph" style:parent-style-name="Standard" style:list-style-name="L1">
      <style:text-properties fo:font-size="13pt" style:font-size-asian="11.3500003814697pt" style:font-size-complex="13pt"/>
    </style:style>
    <style:style style:name="P10" style:family="paragraph" style:parent-style-name="Standard" style:list-style-name="L2">
      <style:text-properties fo:font-size="13pt" style:font-size-asian="11.3500003814697pt" style:font-size-complex="13pt"/>
    </style:style>
    <style:style style:name="P11" style:family="paragraph" style:parent-style-name="List_20_Paragraph" style:list-style-name="WWNum2">
      <style:text-properties fo:font-size="13pt" style:font-size-asian="13pt" style:font-size-complex="13pt"/>
    </style:style>
    <style:style style:name="P12" style:family="paragraph" style:parent-style-name="List_20_Paragraph" style:list-style-name="WWNum3">
      <style:text-properties fo:font-size="13pt" style:font-size-asian="13pt" style:font-size-complex="13pt"/>
    </style:style>
    <style:style style:name="P13" style:family="paragraph" style:parent-style-name="List_20_Paragraph" style:list-style-name="WWNum4">
      <style:text-properties fo:font-size="13pt" style:font-size-asian="13pt" style:font-size-complex="13pt"/>
    </style:style>
    <style:style style:name="T1" style:family="text">
      <style:text-properties style:text-underline-style="none"/>
    </style:style>
    <style:style style:name="T2" style:family="text">
      <style:text-properties fo:font-size="15pt" style:font-size-asian="15pt" style:font-size-complex="15pt"/>
    </style:style>
    <style:style style:name="T3" style:family="text">
      <style:text-properties fo:font-size="14pt" style:text-underline-style="none"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 COMPUTING SECURITY AND CRYPTOGRAPHY</text:p>
      <text:p text:style-name="P1"/>
      <text:p text:style-name="P2">CLOUD COMPUTING</text:p>
      <text:p text:style-name="P2"/>
      <text:p text:style-name="P3">The word cloud is used as a metaphor for “the internet”, so the phrase cloud computing means a type of internet based computing, where different devices such as servers, storage and applications are delivered to an organization’s computer and devices through the internet. Thus, cloud computing can be seen as an updated version of utility computing, basically virtual servers available over the internet.</text:p>
      <text:list xml:id="list9869993371" text:style-name="WWNum2">
        <text:list-item>
          <text:p text:style-name="P11">What is cloud computing?</text:p>
        </text:list-item>
      </text:list>
      <text:p text:style-name="P7">Cloud computing is based on a business model in which resources are shared at the network level, host level and application level. Users pay only for the resources they actually use and only for the time they require them. It provide users with access to supercomputer like power at a fraction of the cost of buying such solution. </text:p>
      <text:p text:style-name="P7">Major services provided through cloud are:</text:p>
      <text:list xml:id="list2095897220" text:style-name="WWNum3">
        <text:list-item>
          <text:p text:style-name="P12">Software as a service (SaaS)</text:p>
        </text:list-item>
        <text:list-item>
          <text:p text:style-name="P12">Platform as a service (PaaS)</text:p>
        </text:list-item>
        <text:list-item>
          <text:p text:style-name="P12">Infrastructure as a service(IaaS)</text:p>
        </text:list-item>
      </text:list>
      <text:list xml:id="list1114001589" text:continue-list="list9869993371" text:style-name="WWNum2">
        <text:list-item>
          <text:p text:style-name="P11">Key benefits of cloud services.</text:p>
        </text:list-item>
      </text:list>
      <text:list xml:id="list1622031789" text:style-name="WWNum4">
        <text:list-item>
          <text:p text:style-name="P13">Applications delivery using the SaaS model typically uses the one-to-many delivery approach, with the Web as the infrastructure.</text:p>
        </text:list-item>
        <text:list-item>
          <text:p text:style-name="P13">SaaS enables software vendors to control and limit use, prohibits copying and distribution, and facilitates the control of all derivative versions of their software.</text:p>
        </text:list-item>
        <text:list-item>
          <text:p text:style-name="P13">PaaS systems are useful because they enable lone developers and start-up companies to deploy web-based applications without the cost and complexity of buying servers and setting them up.</text:p>
        </text:list-item>
      </text:list>
      <text:list xml:id="list1234250134" text:continue-list="list1114001589" text:style-name="WWNum2">
        <text:list-item>
          <text:p text:style-name="P11">Impact of Cloud Computing upon different groups like individual businesses, start-ups, enterprise business.</text:p>
        </text:list-item>
      </text:list>
      <text:p text:style-name="P7">Individual consumers rely on cloud computing providers for many of their storage and computing requirements. Inspired by the low entr<text:bookmark text:name="_GoBack"/>y costs for cloud services, now consumers are using cloud-based tools to develop their businesses.</text:p>
      <text:p text:style-name="P3"/>
      <text:p text:style-name="P3">Although there are many benefits to adopting cloud computing, there are also some significant barriers to adoption. Two of the most significant barriers to adoption are security and privacy.</text:p>
      <text:p text:style-name="P6"/>
      <text:p text:style-name="P3"/>
      <text:p text:style-name="P2"/>
      <text:p text:style-name="P2">SECURITY CONCERNS OF CLOUD COMPUTING</text:p>
      <text:p text:style-name="P2"/>
      <text:p text:style-name="P2">Obviously, cloud computing provides a lot of flexibilty and inexpensive ways to organise work. But, there are several security concerns associated to it that need to be tackled.These are generally classified into two categories:</text:p>
      <text:p text:style-name="P2"/>
      <text:list xml:id="list9869993372" text:style-name="L1">
        <text:list-item>
          <text:p text:style-name="P9">Security issues faced by cloud service providers</text:p>
        </text:list-item>
        <text:list-item>
          <text:p text:style-name="P9">Security issues faced by cloud service customers </text:p>
        </text:list-item>
      </text:list>
      <text:p text:style-name="P2"><text:soft-page-break/></text:p>
      <text:p text:style-name="P2">CSPs(Cloud Service Providers) need to ensure that they have highly secure infrastructure and they must protect the confidential data of their customers from unauthorized access.</text:p>
      <text:p text:style-name="P2">On the other hand, customers should ensure that their CSPs provide all the required security </text:p>
      <text:p text:style-name="P2">measures. </text:p>
      <text:p text:style-name="P2"/>
      <text:p text:style-name="P2">We will be discussing about data confidentiality and integrity and steps to maintain them.</text:p>
      <text:p text:style-name="P2"/>
      <text:p text:style-name="P2">Suppose Alice works as an analyst for a startup company where she need to record all previous statistics of profit and gain of the company and design future strategies. Since the data need to be stored is huge, she put all her data on the cloud. Whenever, she needs the data, she logs in to her account in the cloud and performs the required analysis and put back the data and her findings on cloud.</text:p>
      <text:p text:style-name="P2"/>
      <text:p text:style-name="P2">This data is highy confidential for the company as the future of the company depends on it. If, somehow, this data is compromised to some rival company, it can be disastrous to Alice's company. <text:span text:style-name="T1">Data confidentiality and integrity should be ensured since the data is exposed to the internet, and to a shared public network belonging to a third-party cloud provider.</text:span></text:p>
      <text:p text:style-name="P4"/>
      <text:p text:style-name="P2"><text:span text:style-name="T3">Confidentiality of data : </text:span><text:span text:style-name="T2"><text:s/></text:span><text:s text:c="2"/></text:p>
      <text:p text:style-name="P2">Confidentiality means the data access by only authorized users and preventing unauthorized users from breaching.Alice donot want anyone else except her trusted employees to see the data. But, since data is stored on cloud somewhere outside, it is very difficult for her to ensure it.</text:p>
      <text:p text:style-name="P2"/>
      <text:p text:style-name="P5">Data Integrity:</text:p>
      <text:p text:style-name="P2">Data integrity implies that the data has not been changed inappropriately, neither accidentally nor deliberately.Alice also need to check if her data has been tampered or modified illegally by someone else, the future of her company is at stake. <text:s/></text:p>
      <text:p text:style-name="P2"/>
      <text:p text:style-name="P2"/>
      <text:p text:style-name="P2"/>
      <text:p text:style-name="P2"/>
      <text:p text:style-name="P2">MAINTAINING CONFIDENTIALITY OF DATA IN CLOUD</text:p>
      <text:p text:style-name="P2"/>
      <text:p text:style-name="P2">Alice can reduce data confidentiality risks by using encryption. Data-at-rest need to stored in unencrypted form with proper tagging in order to be processed for applications(SaaS). This pose unauthorised access issues. If data-at-rest is required just for storage(IaaS), then it can be stored in encrypted form. Since, it is difficult for a CSP to manage different keys for all its user to encrypt their data, and using single key for all users is not safe, users themselves need to encrypt data before uploading to cloud. Proper encryption algorithm and key management should be chosen.</text:p>
      <text:p text:style-name="P2"/>
      <text:p text:style-name="P2">Alice, being an analyst, need to perfom various mathematical operations on the data to design appropriate strategies for her company. Since, data is large, downloading data from cloud everytime and decrypting it before applying any operation will take a lot of time and money, clearly, wastage of huge resources. Also, she can not afford to put her data in unencrypted form on cloud as it will compromise its confidentiality.Therefore, she need to <text:soft-page-break/>implement an encryption scheme that can operate any operation on encrypted data directly. </text:p>
      <text:p text:style-name="P2"/>
      <text:p text:style-name="P2">Such a scheme is called Fully Homomorphic Encryption Scheme.</text:p>
      <text:p text:style-name="P2"/>
      <text:p text:style-name="P2">INTRODUCTION TO FHE SCHEME</text:p>
      <text:p text:style-name="P2">Fully Homomophic Encryption scheme allows any computation to be carried out on ciphertexts which when decrypt will result into plaintext that is the result of same computaion on their plaintexts.</text:p>
      <text:p text:style-name="P2"/>
      <text:p text:style-name="P2">FHE scheme includes E={Key-generation, Encrypt, Decrypt, Evaluate} </text:p>
      <text:p text:style-name="P2"/>
      <text:p text:style-name="P3">A fully homomorphic encryption scheme E should have an efficient algorithm Evaluate that, for any valid E key pair (sk, pk), any circuit C, and any ciphertexts ψi ← Encrypt(pk, πi ), πi is plaintext, outputs </text:p>
      <text:p text:style-name="P3"/>
      <text:p text:style-name="P3"><text:tab/><text:tab/><text:tab/>ψ ← Evaluate (pk, C, ψ1 , . . . , ψt ) </text:p>
      <text:p text:style-name="P3"><text:tab/><text:tab/><text:tab/>such that</text:p>
      <text:p text:style-name="P3"><text:tab/><text:tab/><text:tab/> Decrypt (sk, ψ) = C(π1 , . . . , πt )</text:p>
      <text:p text:style-name="P2"/>
      <text:p text:style-name="P2">Using this scheme, Alice can easily ask CSP to compute any operations on encrypted data to produce an encrypted result , which can be decrypted by her to obtain the required result thus saving time without compromising its confidentiality.</text:p>
      <text:p text:style-name="P2"/>
      <text:p text:style-name="P2"/>
      <text:p text:style-name="P2">MAINTAINING DATA INTEGRITY IN CLOUD </text:p>
      <text:p text:style-name="P2"/>
      <text:p text:style-name="P2">Merely ensuring data confidentiality is not enough for Alice as her opponents can delete or modify her data on cloud without her knowledge as data is not physically accessible to her.</text:p>
      <text:p text:style-name="P2">Alice and her CSP has to come up with a scheme which can provide proof of data integrity efficiently.</text:p>
      <text:p text:style-name="P2"/>
      <text:p text:style-name="P2">Here are some ways to ensure data integrity on cloud - </text:p>
      <text:p text:style-name="P2"/>
      <text:list xml:id="list20958972201" text:style-name="L2">
        <text:list-item>
          <text:p text:style-name="P10">Produce hash of the file before uploading to cloud and store it on local computer. Next time you download that file, produce hash with the same key and match it with the stored hash. If they donot match, file has been altered in some way from last time.</text:p>
        </text:list-item>
      </text:list>
      <text:p text:style-name="P2"/>
      <text:p text:style-name="P2"><text:tab/>But, this scheme requires computing hash every time before uploading to cloud and in order to check its integrity one has to download the entire file and again computes its hash.</text:p>
      <text:p text:style-name="P2"/>
      <text:p text:style-name="P2">The second problem can be tackled by producing n numbers of hashes using different keys and storing them on local computer with their corresponding keys. Every time one need to check the integrity, she needs to send one of the unused key to the cloud with hashing algorithm and file whose integrity has to be checked so that cloud can compute hash value and send it back to user which she can match with the stored hash. The used key should be discarded for future us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8:17:26</meta:creation-date>
    <dc:date>2013-06-20T20:51:47</dc:date>
    <meta:editing-duration>PT6H17M46S</meta:editing-duration>
    <meta:editing-cycles>17</meta:editing-cycles>
    <meta:generator>LibreOffice/3.5$Linux_X86_64 LibreOffice_project/350m1$Build-2</meta:generator>
    <meta:document-statistic meta:table-count="0" meta:image-count="0" meta:object-count="0" meta:page-count="3" meta:paragraph-count="49" meta:word-count="1217" meta:character-count="6968" meta:non-whitespace-character-count="6223"/>
  </office:meta>
</office:document-meta>
</file>